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7874in" fo:margin-right="0.7874in" fo:orphans="2" fo:widows="2"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Preformatted_20_Text">
      <style:paragraph-properties fo:margin-left="0.7874in" fo:margin-right="0.7874in" fo:orphans="2" fo:widows="2" fo:text-indent="0in" style:auto-text-indent="false"/>
      <style:text-properties fo:font-variant="normal" fo:text-transform="none" fo:color="#000000" fo:letter-spacing="normal"/>
    </style:style>
    <style:style style:name="P3" style:family="paragraph" style:parent-style-name="Preformatted_20_Text">
      <style:paragraph-properties fo:margin-left="0.7874in" fo:margin-right="0.7874in" fo:margin-top="0in" fo:margin-bottom="0.1965in" fo:orphans="2" fo:widows="2"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Heading_20_4">
      <style:paragraph-properties fo:text-align="center" style:justify-single-word="false"/>
      <style:text-properties fo:font-variant="normal" fo:text-transform="none" fo:color="#000000" style:font-name="Times New Roman1" fo:font-size="18pt" fo:letter-spacing="normal" fo:font-style="normal" style:font-size-asian="18pt" style:font-size-complex="18pt"/>
    </style:style>
    <style:style style:name="P5" style:family="paragraph" style:parent-style-name="Quotations">
      <style:paragraph-properties fo:orphans="2" fo:widows="2"/>
      <style:text-properties fo:font-variant="normal" fo:text-transform="none" fo:color="#000000" style:font-name="Times New Roman1" fo:font-size="14pt" fo:letter-spacing="normal" fo:font-style="normal" fo:font-weight="normal"/>
    </style:style>
    <style:style style:name="P6" style:family="paragraph" style:parent-style-name="Quotations">
      <style:paragraph-properties fo:orphans="2" fo:widows="2"/>
    </style:style>
    <style:style style:name="P7" style:family="paragraph" style:parent-style-name="Quotations">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8" style:family="paragraph" style:parent-style-name="Quotations">
      <style:paragraph-properties fo:margin-left="0in" fo:margin-right="0.3937in" fo:orphans="2" fo:widows="2" fo:text-indent="0in" style:auto-text-indent="false"/>
    </style:style>
    <style:style style:name="T1" style:family="text">
      <style:text-properties style:font-name="Times New Roman1" fo:font-size="14pt" fo:font-style="normal" fo:font-weight="normal"/>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font-name="Times New Roman1" fo:font-size="14pt" fo:letter-spacing="normal" fo:font-style="normal"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4">Declaring a Final Class</text:h>
      <text:p text:style-name="P7"><text:tab/>Java allows you to declare that your class is final; that is, that your class cannot be subclassed. There are (at least) two reasons why you might want to do this: security reasons and design reasons.</text:p>
      <text:p text:style-name="P8"><text:span text:style-name="Strong_20_Emphasis"><text:span text:style-name="T3"><text:tab/>Security</text:span></text:span><text:span text:style-name="T3">: </text:span><text:span text:style-name="T2">One mechanism that hackers use to subvert systems is to create subclasses of a class and then substitute their class for the original. The subclass looks and feels like the original class but does vastly different things possibly causing damage or getting into private information. To prevent this kind of subversion, you can declare your class to be final and prevent any subclasses from being created. The String class in the java.lang package is a final class for just this reason. The String class class is so vital to the operation of the compiler and the interpreter that the Java system must guarantee that whenever a method or objects uses a String they get exactly a java.lang.String and not some other string. This ensures that all strings have no strange, inconsistent, undesirable or unpredictable properties.</text:span></text:p>
      <text:p text:style-name="P5">If you try to compile a subclass of a final class, the compiler will print an error message and refuse to compile your program. In addition, the bytecode verifier ensures that the subversion is not taking place at the bytecode level by checking to make sure that a class is not a subclass of a final class.</text:p>
      <text:p text:style-name="P8"><text:span text:style-name="Strong_20_Emphasis"><text:span text:style-name="T3"><text:tab/>Design</text:span></text:span><text:span text:style-name="T3">: </text:span><text:span text:style-name="T2">Another reason you may wish to declare a class as final are for object-oriented design reasons. You may think that your class is "perfect" or that, conceptually, your class should have no subclasses.</text:span></text:p>
      <text:p text:style-name="P6"><text:span text:style-name="T2">To specify that your class is a final class, use the keyword </text:span><text:span text:style-name="Source_20_Text"><text:span text:style-name="T2">final</text:span></text:span><text:span text:style-name="T2"> before the </text:span><text:span text:style-name="Source_20_Text"><text:span text:style-name="T2">class</text:span></text:span><text:span text:style-name="T2"> keyword in your class declaration. For example, if you wanted to declare the ImaginaryNumber class as final, its declaration would now look like this:</text:span></text:p>
      <text:p text:style-name="P1">final class ImaginaryNumber{</text:p>
      <text:p text:style-name="P2"><text:s text:c="4"/><text:span text:style-name="T1">. . .</text:span></text:p>
      <text:p text:style-name="P3">}</text:p>
      <text:p text:style-name="P5">Note that it doesn't make sense for a class to be both final and abstract. In other words, a class that contains unimplemented methods cannot be final. Attempting to declare a class as both final and abstract results in a compile-time err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6T04:01:26.24</meta:creation-date>
    <meta:document-statistic meta:table-count="0" meta:image-count="0" meta:object-count="0" meta:page-count="1" meta:paragraph-count="10" meta:word-count="356" meta:character-count="2083"/>
    <dc:date>2021-12-16T04:03:27.36</dc:date>
    <dc:creator>Aruna Chermadurai</dc:creator>
    <meta:editing-duration>PT2M2S</meta:editing-duration>
    <meta:editing-cycles>1</meta:editing-cycles>
    <meta:generator>OpenOffice/4.1.7$Win32 OpenOffice.org_project/417m1$Build-9800</meta:generator>
  </office:meta>
</office:document-meta>
</file>